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0da9a3" officeooo:paragraph-rsid="000da9a3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0e9f8c" officeooo:paragraph-rsid="000e9f8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0fefb1" officeooo:paragraph-rsid="000fefb1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0fefb1" officeooo:paragraph-rsid="00117288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117288" officeooo:paragraph-rsid="00117288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51-TIPOS MIME (II)</text:p>
      <text:p text:style-name="P2"/>
      <text:p text:style-name="P3">text/html:</text:p>
      <text:p text:style-name="P2"><text:a xlink:type="simple" xlink:href="https://www.iana.org/assignments/media-types/text/html" text:style-name="Internet_20_link" text:visited-style-name="Visited_20_Internet_20_Link">https://www.iana.org/assignments/media-types/text/html</text:a></text:p>
      <text:p text:style-name="P2"/>
      <text:p text:style-name="P2">--</text:p>
      <text:p text:style-name="P2"/>
      <text:p text:style-name="P3">image/bmp:</text:p>
      <text:p text:style-name="P3"><text:a xlink:type="simple" xlink:href="https://www.iana.org/assignments/media-types/image/bmp" text:style-name="Internet_20_link" text:visited-style-name="Visited_20_Internet_20_Link">https://www.iana.org/assignments/media-types/image/bmp</text:a></text:p>
      <text:p text:style-name="P2"/>
      <text:p text:style-name="P4">image/png:</text:p>
      <text:p text:style-name="P4"><text:a xlink:type="simple" xlink:href="https://www.iana.org/assignments/media-types/image/png" text:style-name="Internet_20_link" text:visited-style-name="Visited_20_Internet_20_Link">https://www.iana.org/assignments/media-types/image/png</text:a></text:p>
      <text:p text:style-name="P4"/>
      <text:p text:style-name="P4">image/jpm:</text:p>
      <text:p text:style-name="P4"><text:a xlink:type="simple" xlink:href="https://www.iana.org/assignments/media-types/image/jpm" text:style-name="Internet_20_link" text:visited-style-name="Visited_20_Internet_20_Link">https://www.iana.org/assignments/media-types/image/jpm</text:a></text:p>
      <text:p text:style-name="P4"/>
      <text:p text:style-name="P4">--</text:p>
      <text:p text:style-name="P4"/>
      <text:p text:style-name="P5">audio/aac:</text:p>
      <text:p text:style-name="P4"><text:a xlink:type="simple" xlink:href="https://www.iana.org/assignments/media-types/audio/aac" text:style-name="Internet_20_link" text:visited-style-name="Visited_20_Internet_20_Link">https://www.iana.org/assignments/media-types/audio/aac</text:a></text:p>
      <text:p text:style-name="P4"/>
      <text:p text:style-name="P5">video/mp4:</text:p>
      <text:p text:style-name="P5"><text:a xlink:type="simple" xlink:href="https://www.iana.org/assignments/media-types/video/mp4" text:style-name="Internet_20_link" text:visited-style-name="Visited_20_Internet_20_Link">https://www.iana.org/assignments/media-types/video/mp4</text:a></text:p>
      <text:p text:style-name="P5"/>
      <text:p text:style-name="P5">video/ogg:</text:p>
      <text:p text:style-name="P5"><text:a xlink:type="simple" xlink:href="https://www.iana.org/assignments/media-types/video/ogg" text:style-name="Internet_20_link" text:visited-style-name="Visited_20_Internet_20_Link">https://www.iana.org/assignments/media-types/video/ogg</text:a></text:p>
      <text:p text:style-name="P5"/>
      <text:p text:style-name="P5">--</text:p>
      <text:p text:style-name="P5"/>
      <text:p text:style-name="P7">gzip:</text:p>
      <text:p text:style-name="P7"><text:a xlink:type="simple" xlink:href="https://www.iana.org/assignments/media-types/application/gzip" text:style-name="Internet_20_link" text:visited-style-name="Visited_20_Internet_20_Link">https://www.iana.org/assignments/media-types/application/gzip</text:a>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9:25:38.223760043</meta:creation-date>
    <dc:date>2018-11-06T19:43:15.558482388</dc:date>
    <meta:editing-duration>PT17M35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2" meta:character-count="540" meta:non-whitespace-character-count="538"/>
  </office:meta>
</office:document-meta>
</file>